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Farbverlauf_20_CAS_20_Poster_20_Intro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001cm" style:use-optimal-column-width="false"/>
    </style:style>
    <style:style style:name="ro1" style:family="table-row">
      <style:table-row-properties style:row-height="2cm"/>
    </style:style>
    <style:style style:name="ce1" style:family="table-cell">
      <style:graphic-properties draw:fill="gradient" draw:fill-color="#dddddd" draw:fill-gradient-name="Farbverlauf_20_CAS_20_Poster_20_Intro" style:repeat="repeat" draw:textarea-vertical-align="middle"/>
      <style:paragraph-properties fo:text-align="center" fo:border-left="none" fo:border-right="none" fo:border-top="0.05cm solid #808080" fo:border-bottom="0.05cm solid #80808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standard" xml:id="id1" draw:id="id1" draw:layer="Dataflow Diagram" svg:width="6cm" svg:height="2.234cm" svg:x="1.041cm" svg:y="1.31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database<text:line-break/><text:span text:style-name="T1">dba_hist_sysstat</text:span></text:p>
                  <text:p text:style-name="P1"><text:span text:style-name="T1">{inte, prod}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xml:id="id2" draw:id="id2" draw:layer="Dataflow Diagram" svg:width="6cm" svg:height="1.999cm" svg:x="1.041cm" svg:y="4.856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export files<text:line-break/>{inte, prod}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xml:id="id3" draw:id="id3" draw:layer="Dataflow Diagram" svg:width="6cm" svg:height="1.999cm" svg:x="1.041cm" svg:y="8.652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R data.table<text:line-break/>{inte, prod}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1" draw:text-style-name="P1" xml:id="id4" draw:id="id4" draw:layer="Dataflow Diagram" svg:width="3cm" svg:height="3cm" svg:x="2.541cm" svg:y="12.1cm">
            <text:p text:style-name="P1">cleansin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tandard" xml:id="id5" draw:id="id5" draw:layer="Dataflow Diagram" svg:width="6cm" svg:height="1.999cm" svg:x="1.041cm" svg:y="16.25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R data.table<text:line-break/>{inte, prod}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xml:id="id7" draw:id="id7" draw:layer="Dataflow Diagram" svg:width="6cm" svg:height="1.999cm" svg:x="1.041cm" svg:y="23.65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R data.table</text:p>
                </table:table-cell>
              </table:table-row>
            </table:table>
            <draw:image xlink:href="Pictures/TablePreview5.svm" xlink:type="simple" xlink:show="embed" xlink:actuate="onLoad"/>
          </draw:frame>
          <draw:custom-shape draw:style-name="gr1" draw:text-style-name="P1" xml:id="id6" draw:id="id6" draw:layer="Dataflow Diagram" svg:width="3cm" svg:height="3cm" svg:x="2.541cm" svg:y="19.4cm">
            <text:p text:style-name="P1">merge/<text:line-break/>reshap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Dataflow Diagram" draw:type="line" svg:x1="4.041cm" svg:y1="3.553cm" svg:x2="4.041cm" svg:y2="4.856cm" draw:start-shape="id1" draw:start-glue-point="2" draw:end-shape="id2" draw:end-glue-point="0" svg:d="M4041 3553v1303">
            <text:p/>
          </draw:connector>
          <draw:connector draw:style-name="gr2" draw:text-style-name="P1" draw:layer="Dataflow Diagram" draw:type="line" svg:x1="4.041cm" svg:y1="6.855cm" svg:x2="4.041cm" svg:y2="8.652cm" draw:start-shape="id2" draw:start-glue-point="2" draw:end-shape="id3" draw:end-glue-point="0" svg:d="M4041 6855v1797">
            <text:p/>
          </draw:connector>
          <draw:line draw:style-name="gr2" draw:text-style-name="P1" draw:layer="Dataflow Diagram" svg:x1="4.041cm" svg:y1="10.7cm" svg:x2="4.041cm" svg:y2="12.1cm">
            <text:p/>
          </draw:line>
          <draw:connector draw:style-name="gr2" draw:text-style-name="P1" draw:layer="Dataflow Diagram" draw:type="line" svg:x1="4.041cm" svg:y1="15.1cm" svg:x2="4.041cm" svg:y2="16.253cm" draw:start-shape="id4" draw:start-glue-point="8" draw:end-shape="id5" draw:end-glue-point="0" svg:d="M4041 15100v1153">
            <text:p/>
          </draw:connector>
          <draw:connector draw:style-name="gr2" draw:text-style-name="P1" draw:layer="Dataflow Diagram" draw:type="line" svg:x1="4.041cm" svg:y1="18.252cm" svg:x2="4.041cm" svg:y2="19.4cm" draw:start-shape="id5" draw:start-glue-point="2" draw:end-shape="id6" draw:end-glue-point="4" svg:d="M4041 18252v1148">
            <text:p/>
          </draw:connector>
          <draw:connector draw:style-name="gr2" draw:text-style-name="P1" draw:layer="Dataflow Diagram" draw:type="line" svg:x1="4.041cm" svg:y1="22.4cm" svg:x2="4.041cm" svg:y2="23.653cm" draw:start-shape="id6" draw:start-glue-point="8" draw:end-shape="id7" draw:end-glue-point="0" svg:d="M4041 22400v1253">
            <text:p/>
          </draw:connector>
          <draw:custom-shape draw:style-name="gr1" draw:text-style-name="P1" xml:id="id8" draw:id="id8" draw:layer="Dataflow Diagram" svg:width="3cm" svg:height="3cm" svg:x="10cm" svg:y="12.9cm">
            <text:p text:style-name="P1"><text:span text:style-name="T2">analysis</text:span><text:line-break/>waiting<text:line-break/>class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Dataflow Diagram" svg:width="3cm" svg:height="3cm" svg:x="9.95cm" svg:y="18.001cm">
            <text:p text:style-name="P1"><text:span text:style-name="T2">analysis</text:span><text:line-break/>database<text:line-break/>lo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Dataflow Diagram" svg:width="3cm" svg:height="3cm" svg:x="9.9cm" svg:y="23.1cm">
            <text:p text:style-name="P1"><text:span text:style-name="T2">analysis</text:span><text:line-break/>global<text:line-break/>cach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Dataflow Diagram" draw:type="line" svg:x1="7.041cm" svg:y1="24.652cm" svg:x2="10cm" svg:y2="14.4cm" draw:start-shape="id7" draw:start-glue-point="1" draw:end-shape="id8" draw:end-glue-point="6" svg:d="M7041 24652l2959-10252">
            <text:p/>
          </draw:connector>
          <draw:connector draw:style-name="gr2" draw:text-style-name="P1" draw:layer="Dataflow Diagram" draw:type="line" svg:x1="7.041cm" svg:y1="24.652cm" svg:x2="9.95cm" svg:y2="19.501cm" draw:start-shape="id7" draw:start-glue-point="1" draw:end-shape="id9" draw:end-glue-point="6" svg:d="M7041 24652l2909-5151">
            <text:p/>
          </draw:connector>
          <draw:connector draw:style-name="gr2" draw:text-style-name="P1" draw:layer="Dataflow Diagram" draw:type="line" svg:x1="7.041cm" svg:y1="24.652cm" svg:x2="9.9cm" svg:y2="24.6cm" draw:start-shape="id7" draw:start-glue-point="1" draw:end-shape="id10" draw:end-glue-point="6" svg:d="M7041 24652l2859-52">
            <text:p/>
          </draw:connector>
          <draw:custom-shape draw:style-name="gr1" draw:text-style-name="P1" xml:id="id11" draw:id="id11" draw:layer="Dataflow Diagram" svg:width="3.8cm" svg:height="3.1cm" svg:x="14.6cm" svg:y="12.869cm">
            <text:p text:style-name="P1">plots &amp;<text:line-break/>notebook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" draw:text-style-name="P1" xml:id="id12" draw:id="id12" draw:layer="Dataflow Diagram" svg:width="3.8cm" svg:height="3.1cm" svg:x="14.601cm" svg:y="17.938cm">
            <text:p text:style-name="P1">plots &amp;<text:line-break/>notebook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" draw:text-style-name="P1" xml:id="id13" draw:id="id13" draw:layer="Dataflow Diagram" svg:width="3.8cm" svg:height="3.1cm" svg:x="14.602cm" svg:y="23.038cm">
            <text:p text:style-name="P1">plots &amp;<text:line-break/>notebook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" draw:text-style-name="P1" draw:layer="Dataflow Diagram" draw:type="line" svg:x1="13cm" svg:y1="14.4cm" svg:x2="14.6cm" svg:y2="14.419cm" draw:start-shape="id8" draw:start-glue-point="10" draw:end-shape="id11" draw:end-glue-point="5" svg:d="M13000 14400l1600 19">
            <text:p/>
          </draw:connector>
          <draw:connector draw:style-name="gr2" draw:text-style-name="P1" draw:layer="Dataflow Diagram" draw:type="line" svg:x1="12.95cm" svg:y1="19.501cm" svg:x2="14.601cm" svg:y2="19.488cm" draw:start-shape="id9" draw:start-glue-point="10" draw:end-shape="id12" draw:end-glue-point="5" svg:d="M12950 19501l1651-13">
            <text:p/>
          </draw:connector>
          <draw:connector draw:style-name="gr2" draw:text-style-name="P1" draw:layer="Dataflow Diagram" draw:type="line" svg:x1="12.9cm" svg:y1="24.6cm" svg:x2="14.602cm" svg:y2="24.588cm" draw:start-shape="id10" draw:start-glue-point="10" draw:end-shape="id13" draw:end-glue-point="5" svg:d="M12900 24600l1702-12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ataflow Diagram">
        <svg:title>File/Data Template</svg:title>
      </draw:layer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19:59:15.42</meta:creation-date>
    <meta:generator>OpenOffice/4.1.5$Win32 OpenOffice.org_project/415m1$Build-9789</meta:generator>
    <dc:date>2019-09-24T10:30:13.45</dc:date>
    <meta:editing-duration>PT2H36M6S</meta:editing-duration>
    <meta:editing-cycles>11</meta:editing-cycles>
    <meta:document-statistic meta:object-count="44"/>
  </office:meta>
</office:document-meta>
</file>